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6cm"/>
    </style:style>
    <style:style style:name="Table1.B" style:family="table-column">
      <style:table-column-properties style:column-width="5.93cm"/>
    </style:style>
    <style:style style:name="Table1.C" style:family="table-column">
      <style:table-column-properties style:column-width="3.38cm"/>
    </style:style>
    <style:style style:name="Table1.D" style:family="table-column">
      <style:table-column-properties style:column-width="2.286cm"/>
    </style:style>
    <style:style style:name="Table1.E" style:family="table-column">
      <style:table-column-properties style:column-width="2.805cm"/>
    </style:style>
    <style:style style:name="Table1.A1" style:family="table-cell">
      <style:table-cell-properties style:vertical-align="middle" fo:padding="0.049cm" fo:border="none"/>
    </style:style>
    <style:style style:name="P1" style:family="paragraph" style:parent-style-name="Heading_20_3">
      <style:text-properties officeooo:paragraph-rsid="0018500d"/>
    </style:style>
    <style:style style:name="P2" style:family="paragraph" style:parent-style-name="Heading_20_3">
      <style:text-properties officeooo:paragraph-rsid="00230776"/>
    </style:style>
    <style:style style:name="P3" style:family="paragraph" style:parent-style-name="Standard">
      <style:text-properties officeooo:paragraph-rsid="0018500d"/>
    </style:style>
    <style:style style:name="P4" style:family="paragraph" style:parent-style-name="Standard">
      <style:text-properties officeooo:paragraph-rsid="00230776"/>
    </style:style>
    <style:style style:name="P5" style:family="paragraph" style:parent-style-name="Standard">
      <style:text-properties officeooo:paragraph-rsid="0029ee99"/>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P18" style:family="paragraph" style:parent-style-name="Text_20_body" style:list-style-name="L6">
      <style:paragraph-properties fo:margin-top="0cm" fo:margin-bottom="0cm" loext:contextual-spacing="false"/>
    </style:style>
    <style:style style:name="P19" style:family="paragraph" style:parent-style-name="Text_20_body" style:list-style-name="L7">
      <style:paragraph-properties fo:margin-top="0cm" fo:margin-bottom="0cm" loext:contextual-spacing="false"/>
    </style:style>
    <style:style style:name="T1" style:family="text">
      <style:text-properties officeooo:rsid="001793ce"/>
    </style:style>
    <style:style style:name="T2" style:family="text">
      <style:text-properties officeooo:rsid="0018500d"/>
    </style:style>
    <style:style style:name="T3" style:family="text">
      <style:text-properties fo:color="#0033b3" style:font-name="JetBrains Mono" fo:font-size="10pt" fo:font-style="normal" fo:font-weight="normal" style:font-size-asian="10pt" style:font-style-asian="normal" style:font-weight-asian="normal"/>
    </style:style>
    <style:style style:name="T4" style:family="text">
      <style:text-properties fo:color="#000000" style:font-name="JetBrains Mono" fo:font-size="10pt" fo:font-style="normal" fo:font-weight="normal" style:font-size-asian="10pt" style:font-style-asian="normal" style:font-weight-asian="normal"/>
    </style:style>
    <style:style style:name="T5" style:family="text">
      <style:text-properties fo:color="#000000" style:font-name="JetBrains Mono" fo:font-size="10pt" fo:font-style="normal" fo:font-weight="normal" officeooo:rsid="0018500d" style:font-size-asian="10pt" style:font-style-asian="normal" style:font-weight-asian="normal"/>
    </style:style>
    <style:style style:name="T6" style:family="text">
      <style:text-properties fo:color="#000000" style:font-name="JetBrains Mono" fo:font-size="10pt" fo:font-style="normal" fo:font-weight="bold" style:font-size-asian="10pt" style:font-style-asian="normal" style:font-weight-asian="bold" style:font-weight-complex="bold"/>
    </style:style>
    <style:style style:name="T7" style:family="text">
      <style:text-properties fo:font-style="italic" style:font-style-asian="italic" style:font-style-complex="italic"/>
    </style:style>
    <style:style style:name="T8" style:family="text">
      <style:text-properties fo:font-weight="normal" officeooo:rsid="001793ce"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In Python classes, understanding the difference between <text:span text:style-name="Strong_20_Emphasis">class variables</text:span>, <text:span text:style-name="Strong_20_Emphasis">instance variables</text:span>, and <text:span text:style-name="Strong_20_Emphasis">static variables</text:span> is key to managing data effectively across instances and classes. Let’s go over each type and their differences:</text:p>
      <text:h text:style-name="Heading_20_3" text:outline-level="3">1. Class Variable</text:h>
      <text:p text:style-name="Text_20_body">A <text:span text:style-name="Strong_20_Emphasis">class variable</text:span> is a variable that is shared among all instances of a class. It’s defined within the class, but outside of any instance methods, and is bound to the class itself rather than to any one instance. Class variables are often used to store data or configuration that should be the same across all instances.</text:p>
      <text:p text:style-name="Text_20_body"><text:span text:style-name="Strong_20_Emphasis">Characteristics of Class Variables:</text:span></text:p>
      <text:list xml:id="list1644784005" text:style-name="L1">
        <text:list-item>
          <text:p text:style-name="P13">Shared by all instances of the class.</text:p>
        </text:list-item>
        <text:list-item>
          <text:p text:style-name="P13">Defined directly within the class, outside any methods.</text:p>
        </text:list-item>
        <text:list-item>
          <text:p text:style-name="P6">Accessed using the class name or an instance.</text:p>
        </text:list-item>
      </text:list>
      <text:p text:style-name="Text_20_body"><text:span text:style-name="Strong_20_Emphasis">Example of Class Variable:</text:span></text:p>
      <text:p text:style-name="P3"><text:span text:style-name="T2">Please check: <text:s/></text:span><text:span text:style-name="T3">class </text:span><text:span text:style-name="T6">Car</text:span><text:span text:style-name="T4"> <text:s/></text:span><text:span text:style-name="T5">In Path: </text:span><text:span text:style-name="T1">core/variables_scopes/class_examples.py</text:span></text:p>
      <text:p text:style-name="P3"/>
      <text:p text:style-name="P3"/>
      <text:h text:style-name="P1" text:outline-level="3">2. Instance Variable</text:h>
      <text:p text:style-name="Text_20_body">An <text:span text:style-name="Strong_20_Emphasis">instance variable</text:span> is a variable that is unique to each instance of a class. It’s defined within the <text:span text:style-name="Source_20_Text">__init__</text:span> method (or other instance methods), and each instance has its own copy of the instance variables. Instance variables are used to store data unique to each object.</text:p>
      <text:p text:style-name="Text_20_body"><text:span text:style-name="Strong_20_Emphasis">Characteristics of Instance Variables:</text:span></text:p>
      <text:list xml:id="list314871817" text:style-name="L2">
        <text:list-item>
          <text:p text:style-name="P14">Specific to each instance of the class.</text:p>
        </text:list-item>
        <text:list-item>
          <text:p text:style-name="P14">Defined within the constructor (<text:span text:style-name="Source_20_Text">__init__</text:span>) or other instance methods.</text:p>
        </text:list-item>
        <text:list-item>
          <text:p text:style-name="P7">Not shared among instances—each instance has its own value for the variable.</text:p>
        </text:list-item>
      </text:list>
      <text:p text:style-name="Text_20_body"><text:span text:style-name="Strong_20_Emphasis">Example of Instance Variable:</text:span></text:p>
      <text:p text:style-name="P4"><text:span text:style-name="T2">Please check: <text:s/></text:span><text:span text:style-name="T3">class </text:span><text:span text:style-name="T6">Car</text:span><text:span text:style-name="T4"> <text:s/></text:span><text:span text:style-name="T5">In Path: </text:span><text:span text:style-name="T1">core/variables_scopes/class_examples.py</text:span></text:p>
      <text:p text:style-name="P4"/>
      <text:p text:style-name="P4"/>
      <text:h text:style-name="P2" text:outline-level="3">3. Static Variable (Static Method with <text:span text:style-name="Source_20_Text">@staticmethod</text:span>)</text:h>
      <text:p text:style-name="Text_20_body">In Python, a <text:span text:style-name="Strong_20_Emphasis">static variable</text:span> is a bit different than in some other languages. Typically, static variables refer to variables in a <text:span text:style-name="Strong_20_Emphasis">static method</text:span> decorated with <text:span text:style-name="Source_20_Text">@staticmethod</text:span>. <text:span text:style-name="T7">Static methods don’t require an instance (</text:span><text:span text:style-name="Source_20_Text"><text:span text:style-name="T7">self</text:span></text:span><text:span text:style-name="T7">) or class (</text:span><text:span text:style-name="Source_20_Text"><text:span text:style-name="T7">cls</text:span></text:span><text:span text:style-name="T7">) parameter</text:span>. They behave like plain functions that happen to be within the class’s namespace and often perform operations that are related to the class but don’t need instance data.</text:p>
      <text:p text:style-name="Text_20_body"><text:span text:style-name="Strong_20_Emphasis">Characteristics of Static Methods:</text:span></text:p>
      <text:list xml:id="list1319583937" text:style-name="L3">
        <text:list-item>
          <text:p text:style-name="P15">Not bound to the class or instance.</text:p>
        </text:list-item>
        <text:list-item>
          <text:p text:style-name="P15">Don’t access or modify class or instance variables directly.</text:p>
        </text:list-item>
        <text:list-item>
          <text:p text:style-name="P15">Defined with the <text:span text:style-name="Source_20_Text">@staticmethod</text:span> decorator.</text:p>
        </text:list-item>
        <text:list-item>
          <text:p text:style-name="P8"><text:soft-page-break/>Useful for utility methods related to the class but independent of its instances.</text:p>
        </text:list-item>
      </text:list>
      <text:p text:style-name="Text_20_body"><text:span text:style-name="Strong_20_Emphasis">Example of Static Method:</text:span></text:p>
      <text:p text:style-name="P5"><text:span text:style-name="Strong_20_Emphasis"><text:span text:style-name="T2">Please check: <text:s/></text:span></text:span><text:span text:style-name="Strong_20_Emphasis"><text:span text:style-name="T3">class </text:span></text:span><text:span text:style-name="Strong_20_Emphasis"><text:span text:style-name="T6">Car</text:span></text:span><text:span text:style-name="Strong_20_Emphasis"><text:span text:style-name="T4"> <text:s/></text:span></text:span><text:span text:style-name="Strong_20_Emphasis"><text:span text:style-name="T5">In Path: </text:span></text:span><text:span text:style-name="Strong_20_Emphasis"><text:span text:style-name="T8">core/variables_scopes/class_examples.py</text:span></text:span></text:p>
      <text:p text:style-name="P5"><text:span text:style-name="Strong_20_Emphasis"/></text:p>
      <text:h text:style-name="Heading_20_3" text:outline-level="3"><text:span text:style-name="Strong_20_Emphasis">Summary of Differences</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732257026000">
            <table:table-cell table:style-name="Table1.A1" office:value-type="string">
              <text:p text:style-name="Table_20_Heading"><text:span text:style-name="Strong_20_Emphasis">Type</text:span></text:p>
            </table:table-cell>
            <table:table-cell table:style-name="Table1.A1" office:value-type="string">
              <text:p text:style-name="Table_20_Heading"><text:span text:style-name="Strong_20_Emphasis">Definition Location</text:span></text:p>
            </table:table-cell>
            <table:table-cell table:style-name="Table1.A1" office:value-type="string">
              <text:p text:style-name="Table_20_Heading"><text:span text:style-name="Strong_20_Emphasis">Shared Among Instances</text:span></text:p>
            </table:table-cell>
            <table:table-cell table:style-name="Table1.A1" office:value-type="string">
              <text:p text:style-name="Table_20_Heading"><text:span text:style-name="Strong_20_Emphasis">Access via Class</text:span></text:p>
            </table:table-cell>
            <table:table-cell table:style-name="Table1.A1" office:value-type="string">
              <text:p text:style-name="Table_20_Heading"><text:span text:style-name="Strong_20_Emphasis">Access via Instance</text:span></text:p>
            </table:table-cell>
          </table:table-row>
        </table:table-header-rows>
        <table:table-row table:style-name="TableLine94732257026000">
          <table:table-cell table:style-name="Table1.A1" office:value-type="string">
            <text:p text:style-name="Table_20_Contents"><text:span text:style-name="Strong_20_Emphasis">Class Variable</text:span></text:p>
          </table:table-cell>
          <table:table-cell table:style-name="Table1.A1" office:value-type="string">
            <text:p text:style-name="Table_20_Contents">Inside class (outside methods)</text:p>
          </table:table-cell>
          <table:table-cell table:style-name="Table1.A1" office:value-type="string">
            <text:p text:style-name="Table_20_Contents">Yes</text:p>
          </table:table-cell>
          <table:table-cell table:style-name="Table1.A1" office:value-type="string">
            <text:p text:style-name="Table_20_Contents">Yes</text:p>
          </table:table-cell>
          <table:table-cell table:style-name="Table1.A1" office:value-type="string">
            <text:p text:style-name="Table_20_Contents">Yes</text:p>
          </table:table-cell>
        </table:table-row>
        <table:table-row table:style-name="TableLine94732257026000">
          <table:table-cell table:style-name="Table1.A1" office:value-type="string">
            <text:p text:style-name="Table_20_Contents"><text:span text:style-name="Strong_20_Emphasis">Instance Variable</text:span></text:p>
          </table:table-cell>
          <table:table-cell table:style-name="Table1.A1" office:value-type="string">
            <text:p text:style-name="Table_20_Contents">Inside <text:span text:style-name="Source_20_Text">__init__</text:span> or other instance methods</text:p>
          </table:table-cell>
          <table:table-cell table:style-name="Table1.A1" office:value-type="string">
            <text:p text:style-name="Table_20_Contents">No</text:p>
          </table:table-cell>
          <table:table-cell table:style-name="Table1.A1" office:value-type="string">
            <text:p text:style-name="Table_20_Contents">No</text:p>
          </table:table-cell>
          <table:table-cell table:style-name="Table1.A1" office:value-type="string">
            <text:p text:style-name="Table_20_Contents">Yes</text:p>
          </table:table-cell>
        </table:table-row>
        <table:table-row table:style-name="TableLine94732257026000">
          <table:table-cell table:style-name="Table1.A1" office:value-type="string">
            <text:p text:style-name="Table_20_Contents"><text:span text:style-name="Strong_20_Emphasis">Static Method</text:span></text:p>
          </table:table-cell>
          <table:table-cell table:style-name="Table1.A1" office:value-type="string">
            <text:p text:style-name="Table_20_Contents">Inside class with <text:span text:style-name="Source_20_Text">@staticmethod</text:span> decorator</text:p>
          </table:table-cell>
          <table:table-cell table:style-name="Table1.A1" office:value-type="string">
            <text:p text:style-name="Table_20_Contents">Not applicable</text:p>
          </table:table-cell>
          <table:table-cell table:style-name="Table1.A1" office:value-type="string">
            <text:p text:style-name="Table_20_Contents">Yes</text:p>
          </table:table-cell>
          <table:table-cell table:style-name="Table1.A1" office:value-type="string">
            <text:p text:style-name="Table_20_Contents">Yes</text:p>
          </table:table-cell>
        </table:table-row>
      </table:table>
      <text:p text:style-name="Text_20_body"><text:span text:style-name="Strong_20_Emphasis"/></text:p>
      <text:p text:style-name="P4"/>
      <text:h text:style-name="P2" text:outline-level="3">Key Takeaways</text:h>
      <text:list xml:id="list2921505029" text:style-name="L4">
        <text:list-item>
          <text:p text:style-name="P16"><text:span text:style-name="Strong_20_Emphasis">Class Variables</text:span>: Shared across all instances, used for common data.</text:p>
        </text:list-item>
        <text:list-item>
          <text:p text:style-name="P16"><text:span text:style-name="Strong_20_Emphasis">Instance Variables</text:span>: Unique to each instance, store data specific to each object.</text:p>
        </text:list-item>
        <text:list-item>
          <text:p text:style-name="P9"><text:span text:style-name="Strong_20_Emphasis">Static Methods</text:span>: Behave like standalone functions within the class, not bound to class or instance.</text:p>
        </text:list-item>
      </text:list>
      <text:p text:style-name="P4"/>
      <text:p text:style-name="P4">Let's clarify <text:span text:style-name="Strong_20_Emphasis">static variables</text:span> in the context of Python.</text:p>
      <text:p text:style-name="P4"/>
      <text:h text:style-name="P2" text:outline-level="3">Static Variable in Python</text:h>
      <text:p text:style-name="Text_20_body">In Python, the concept of <text:span text:style-name="Strong_20_Emphasis">static variables</text:span> is often understood as variables that are shared across all instances of a class, similar to class variables. However, <text:span text:style-name="Strong_20_Emphasis">Python doesn’t explicitly distinguish between static variables and class variables</text:span>—both are essentially the same. They are variables defined directly inside the class and not tied to an instance.</text:p>
      <text:p text:style-name="Horizontal_20_Line"/>
      <text:h text:style-name="Heading_20_3" text:outline-level="3">Static Variables Characteristics</text:h>
      <text:list xml:id="list237788552" text:style-name="L5">
        <text:list-item>
          <text:p text:style-name="P17">Shared across all instances of a class (just like class variables).</text:p>
        </text:list-item>
        <text:list-item>
          <text:p text:style-name="P17">Stored in the class’s namespace.</text:p>
        </text:list-item>
        <text:list-item>
          <text:p text:style-name="P17">Accessed using the class name or instance.</text:p>
        </text:list-item>
        <text:list-item>
          <text:p text:style-name="P10">Unlike instance variables, they don’t need to be defined within <text:span text:style-name="Source_20_Text">__init__</text:span> or any method.</text:p>
        </text:list-item>
      </text:list>
      <text:p text:style-name="P4"/>
      <text:h text:style-name="P2" text:outline-level="3">Static Variable vs Class Variable</text:h>
      <text:p text:style-name="Text_20_body">In Python, <text:span text:style-name="Strong_20_Emphasis">static variables</text:span> are essentially <text:span text:style-name="Strong_20_Emphasis">class variables</text:span>. Python doesn’t differentiate them the way some other languages (like Java or C++) do. In those languages:</text:p>
      <text:list xml:id="list3772858849" text:style-name="L6">
        <text:list-item>
          <text:p text:style-name="P18"><text:span text:style-name="Strong_20_Emphasis">Class Variables</text:span>: Belong to the class but can still have instance-level overrides.</text:p>
        </text:list-item>
        <text:list-item>
          <text:p text:style-name="P11"><text:soft-page-break/><text:span text:style-name="Strong_20_Emphasis">Static Variables</text:span>: Belong strictly to the class and cannot be overridden by instances.</text:p>
        </text:list-item>
      </text:list>
      <text:p text:style-name="Text_20_body">In Python, this distinction doesn't exist. Both are shared across all instances of the class, and modifying them via the class affects all instances.</text:p>
      <text:p text:style-name="Horizontal_20_Line"/>
      <text:h text:style-name="Heading_20_3" text:outline-level="3">Key Takeaways</text:h>
      <text:p text:style-name="Text_20_body">In Python:</text:p>
      <text:list xml:id="list432783635" text:style-name="L7">
        <text:list-item>
          <text:p text:style-name="P19"><text:span text:style-name="Strong_20_Emphasis">Static variables</text:span> are the same as <text:span text:style-name="Strong_20_Emphasis">class variables</text:span>: defined directly in the class body, outside of methods.</text:p>
        </text:list-item>
        <text:list-item>
          <text:p text:style-name="P19">They are shared across all instances and the class itself.</text:p>
        </text:list-item>
        <text:list-item>
          <text:p text:style-name="P12">They don’t depend on an instance for access or modification.</text:p>
        </text:list-item>
      </text:list>
      <text:p text:style-name="Text_20_body">For strict separation (if needed), you’d rely on programming discipline rather than Python’s type system, which doesn’t enforce a distinction between "static" and "class" variables.</text:p>
      <text:p text:style-name="P4"/>
      <text:p text:style-name="P4"/>
      <text:p text:style-name="P4"/>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5T11:53:29.453922841</meta:creation-date>
    <meta:generator>LibreOffice/6.4.7.2$Linux_X86_64 LibreOffice_project/40$Build-2</meta:generator>
    <dc:date>2024-11-15T12:58:35.391139034</dc:date>
    <meta:editing-duration>PT52M52S</meta:editing-duration>
    <meta:editing-cycles>14</meta:editing-cycles>
    <meta:document-statistic meta:table-count="1" meta:image-count="0" meta:object-count="0" meta:page-count="3" meta:paragraph-count="70" meta:word-count="706" meta:character-count="4484" meta:non-whitespace-character-count="3866"/>
  </office:meta>
</office:document-meta>
</file>